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draw:fill="solid" draw:fill-color="#e6e6e6" draw:opacity="50%" draw:textarea-horizontal-align="justify" draw:textarea-vertical-align="middle" draw:auto-grow-height="false" fo:min-height="0cm" fo:min-width="0cm" draw:shadow-offset-x="0.203cm" draw:shadow-offset-y="0.203cm" draw:shadow-opacity="50%"/>
    </style:style>
    <style:style style:name="gr2" style:family="graphic" style:parent-style-name="standard">
      <style:graphic-properties svg:stroke-width="0.051cm" svg:stroke-color="#b3b3b3" draw:marker-start-width="0.276cm" draw:marker-end-width="0.276cm" draw:fill="non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 draw:shadow-opacity="50%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 draw:shadow-opacity="50%"/>
    </style:style>
    <style:style style:name="gr4" style:family="graphic" style:parent-style-name="standard">
      <style:graphic-properties svg:stroke-color="#ffffff" draw:fill="solid" draw:fill-color="#ffffff" draw:opacity-name="Transparency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469cm" svg:height="0.476cm" svg:x="2.354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354cm" svg:y="2.9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2.9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2.344cm" svg:y="2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2.9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2.9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3.353cm" svg:y="2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354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354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2.858cm" svg:y="3.9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2.344cm" svg:y="3.4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3.866cm" svg:y="3.9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3.353cm" svg:y="3.4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2.311cm" svg:y="2.3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0.22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0.724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2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0.724cm" svg:y="2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4cm" svg:x="0.21cm" svg:y="2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.732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2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.732cm" svg:y="2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1.219cm" svg:y="2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0.724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0.724cm" svg:y="3.9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0.21cm" svg:y="3.4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.732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.732cm" svg:y="3.9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1.219cm" svg:y="3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4cm" svg:x="0.177cm" svg:y="2.3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2.354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2.858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2.354cm" svg:y="0.7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0.7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2.344cm" svg:y="0.2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3.866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3.361cm" svg:y="0.7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0.7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3.353cm" svg:y="0.2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2.354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354cm" svg:y="1.80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1.8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2.344cm" svg:y="1.2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3.361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1.80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1.8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3.353cm" svg:y="1.2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2.311cm" svg:y="0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4.49cm" svg:y="0.2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994cm" svg:y="0.2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49cm" svg:y="0.7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4.994cm" svg:y="0.7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4.48cm" svg:y="0.2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0.2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002cm" svg:y="0.27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0.7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6.002cm" svg:y="0.7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4cm" svg:x="5.488cm" svg:y="0.2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49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4.994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49cm" svg:y="1.80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4.994cm" svg:y="1.8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4.48cm" svg:y="1.2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6.002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1.80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6.002cm" svg:y="1.8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5.488cm" svg:y="1.2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4cm" svg:x="4.447cm" svg:y="0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5cm" svg:x="0.22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724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0.7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724cm" svg:y="0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0.21cm" svg:y="0.2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.227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732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0.7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732cm" svg:y="0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1.219cm" svg:y="0.2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724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1.8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0.724cm" svg:y="1.8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0.21cm" svg:y="1.2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732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1.8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.732cm" svg:y="1.8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1.219cm" svg:y="1.2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0.177cm" svg:y="0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2.354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2.858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2.354cm" svg:y="5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5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2.344cm" svg:y="4.5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3.866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3.361cm" svg:y="5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5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3.353cm" svg:y="4.5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2.354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354cm" svg:y="6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2.858cm" svg:y="6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2.344cm" svg:y="5.5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3.361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361cm" svg:y="6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3.866cm" svg:y="6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3.353cm" svg:y="5.5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2.311cm" svg:y="4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4.49cm" svg:y="4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4.994cm" svg:y="4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49cm" svg:y="5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4.994cm" svg:y="5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4.48cm" svg:y="4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4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6.002cm" svg:y="4.5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5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6.002cm" svg:y="5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4cm" svg:x="5.488cm" svg:y="4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49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4.994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4.49cm" svg:y="6.0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4.994cm" svg:y="6.0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4.48cm" svg:y="5.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5.497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6.002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5.497cm" svg:y="6.0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002cm" svg:y="6.0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5.488cm" svg:y="5.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4cm" svg:x="4.447cm" svg:y="4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0.22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724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5.0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724cm" svg:y="5.0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0.21cm" svg:y="4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732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5.0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732cm" svg:y="5.0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1.219cm" svg:y="4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724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0.22cm" svg:y="6.0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0.724cm" svg:y="6.0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0.21cm" svg:y="5.5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732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.227cm" svg:y="6.0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.732cm" svg:y="6.0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1.219cm" svg:y="5.5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0.177cm" svg:y="4.5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8.755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755cm" svg:y="2.9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2.9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8.745cm" svg:y="2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2.4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2.9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2.9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9.754cm" svg:y="2.3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755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755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9.259cm" svg:y="3.9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8.745cm" svg:y="3.4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3.4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3.9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0.267cm" svg:y="3.94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9.754cm" svg:y="3.4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8.712cm" svg:y="2.3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6.621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125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2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125cm" svg:y="2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4cm" svg:x="6.611cm" svg:y="2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133cm" svg:y="2.4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2.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133cm" svg:y="2.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7.62cm" svg:y="2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125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125cm" svg:y="3.9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6.611cm" svg:y="3.42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133cm" svg:y="3.4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3.9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133cm" svg:y="3.9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7.62cm" svg:y="3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4cm" svg:x="6.578cm" svg:y="2.3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8.755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9.259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755cm" svg:y="0.7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0.7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8.745cm" svg:y="0.2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0.267cm" svg:y="0.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762cm" svg:y="0.7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0.7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9.754cm" svg:y="0.2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755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755cm" svg:y="1.80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1.8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8.745cm" svg:y="1.2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762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1.2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1.80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1.8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9.754cm" svg:y="1.2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8.712cm" svg:y="0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5cm" svg:x="6.621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125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0.7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125cm" svg:y="0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6.611cm" svg:y="0.2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7.628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133cm" svg:y="0.2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0.78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133cm" svg:y="0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7.62cm" svg:y="0.26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125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1.8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125cm" svg:y="1.8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6.611cm" svg:y="1.2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133cm" svg:y="1.2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1.8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133cm" svg:y="1.8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7.62cm" svg:y="1.2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6.578cm" svg:y="0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8.755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9.259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755cm" svg:y="5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5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8.745cm" svg:y="4.5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0.267cm" svg:y="4.5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762cm" svg:y="5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5.0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4cm" svg:x="9.754cm" svg:y="4.5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755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755cm" svg:y="6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259cm" svg:y="6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8.745cm" svg:y="5.5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762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5.5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762cm" svg:y="6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267cm" svg:y="6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9.754cm" svg:y="5.5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8.712cm" svg:y="4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6.621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125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5.0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125cm" svg:y="5.0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6.611cm" svg:y="4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133cm" svg:y="4.5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5.0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133cm" svg:y="5.0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7.62cm" svg:y="4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125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621cm" svg:y="6.0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125cm" svg:y="6.0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1cm" svg:height="1.005cm" svg:x="6.611cm" svg:y="5.5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133cm" svg:y="5.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628cm" svg:y="6.0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133cm" svg:y="6.0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9cm" svg:height="1.005cm" svg:x="7.62cm" svg:y="5.5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73cm" svg:height="2.095cm" svg:x="6.578cm" svg:y="4.50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0.678cm" svg:height="6.482cm" svg:x="0.132cm" svg:y="0.17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469cm" svg:height="0.476cm" svg:x="4.49cm" svg:y="2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7cm" svg:x="4.994cm" svg:y="2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4.49cm" svg:y="2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4.994cm" svg:y="2.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cm" svg:height="1.004cm" svg:x="4.48cm" svg:y="2.3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5.497cm" svg:y="2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7cm" svg:x="6.002cm" svg:y="2.4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5.497cm" svg:y="2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6.002cm" svg:y="2.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1cm" svg:height="1.004cm" svg:x="5.488cm" svg:y="2.3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4.49cm" svg:y="3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4.994cm" svg:y="3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4.49cm" svg:y="3.9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4.994cm" svg:y="3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cm" svg:height="1.005cm" svg:x="4.48cm" svg:y="3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5cm" svg:x="5.497cm" svg:y="3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6.002cm" svg:y="3.4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5.497cm" svg:y="3.94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69cm" svg:height="0.476cm" svg:x="6.002cm" svg:y="3.9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991cm" svg:height="1.005cm" svg:x="5.488cm" svg:y="3.4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073cm" svg:height="2.095cm" svg:x="4.447cm" svg:y="2.36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7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6:10:03.826357767</meta:creation-date>
    <dc:date>2015-08-21T16:11:42.887556830</dc:date>
    <meta:editing-duration>P0D</meta:editing-duration>
    <meta:editing-cycles>1</meta:editing-cycles>
    <meta:document-statistic meta:object-count="331"/>
    <meta:generator>LibreOffice/4.2.8.2$Linux_X86_64 LibreOffice_project/420m0$Build-2</meta:generator>
  </office:meta>
</office:document-meta>
</file>